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1.157cm"/>
    </style:style>
    <style:style style:name="co4" style:family="table-column">
      <style:table-column-properties fo:break-before="auto" style:column-width="9.289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0.704cm"/>
    </style:style>
    <style:style style:name="co7" style:family="table-column">
      <style:table-column-properties fo:break-before="auto" style:column-width="5.553cm"/>
    </style:style>
    <style:style style:name="co8" style:family="table-column">
      <style:table-column-properties fo:break-before="auto" style:column-width="4.729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0.995cm"/>
    </style:style>
    <style:style style:name="co11" style:family="table-column">
      <style:table-column-properties fo:break-before="auto" style:column-width="1.214cm"/>
    </style:style>
    <style:style style:name="co12" style:family="table-column">
      <style:table-column-properties fo:break-before="auto" style:column-width="2.134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6.135cm"/>
    </style:style>
    <style:style style:name="co16" style:family="table-column">
      <style:table-column-properties fo:break-before="auto" style:column-width="5.214cm"/>
    </style:style>
    <style:style style:name="co17" style:family="table-column">
      <style:table-column-properties fo:break-before="auto" style:column-width="3.03cm"/>
    </style:style>
    <style:style style:name="co18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14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sln0000_editor_xtype" xlink:type="simple">t_sysdict_sln0000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sln0000_record_status" xlink:type="simple">t_sysdict_sln0000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sln0000_form_editor_xtype" xlink:type="simple">t_sysdict_sln0000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sln0000_fv_xtype" xlink:type="simple">t_sysdict_sln0000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sln0000_help_nav" xlink:type="simple">t_sysdict_sln0000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default_value" xlink:type="simple">t_sysdict_sln0000_ct_field_default_value</text:a></text:p>
          </table:table-cell>
          <table:table-cell table:style-name="ce38" office:value-type="string" calcext:value-type="string">
            <text:p>系统数据字典 – 码表字段默认值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field_default_value_macro" xlink:type="simple">t_sysdict_sln0000_ct_field_default_value_macro</text:a></text:p>
          </table:table-cell>
          <table:table-cell table:style-name="ce38" office:value-type="string" calcext:value-type="string">
            <text:p>系统数据字典 – 码表字段默认值的宏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<text:a xlink:href="#t_sysdict_sln0002_fmt_field_type" xlink:type="simple">t_sysdict_sln0002_fmt_field_type</text:a></text:p>
          </table:table-cell>
          <table:table-cell table:style-name="ce38" office:value-type="string" calcext:value-type="string">
            <text:p>系统数据字典 – 账样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<text:a xlink:href="#t_sysdict_sln0002_leaf_subject" xlink:type="simple">t_sysdict_sln0002_leaf_subject</text:a></text:p>
          </table:table-cell>
          <table:table-cell table:style-name="ce38" office:value-type="string" calcext:value-type="string">
            <text:p>系统数据字典 – 会计科目是否是末级科目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6" table:default-cell-style-name="ce1"/>
        <table:table-column table:style-name="co2" table:default-cell-style-name="ce5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18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editor_xtype" table:style-name="ta19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orm_editor_xtype" table:style-name="ta20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v_xtype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record_status" table:style-name="ta22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help_nav" table:style-name="ta21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default_value" table:style-name="ta24">
        <office:forms form:automatic-focus="false" form:apply-design-mode="false"/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default_valu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的默认值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default_value_macro" table:style-name="ta24">
        <office:forms form:automatic-focus="false" form:apply-design-mode="false"/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default_value_macro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的默认值的宏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fmt_field_type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fm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账样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2_leaf_subject" table:style-name="ta24">
        <table:table-column table:style-name="co6" table:default-cell-style-name="ce1"/>
        <table:table-column table:style-name="co2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5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5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2_leaf_subjec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会计科目是否是末级科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00/00/00</text:date>, <text:time style:data-style-name="N2" text:time-value="18:31:17.915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14T18:33:49.855000000</dc:date>
    <meta:generator>LibreOffice/7.2.4.1$Windows_X86_64 LibreOffice_project/27d75539669ac387bb498e35313b970b7fe9c4f9</meta:generator>
    <meta:editing-duration>PT54M3S</meta:editing-duration>
    <meta:editing-cycles>68</meta:editing-cycles>
    <meta:document-statistic meta:table-count="37" meta:cell-count="2250" meta:object-count="0"/>
    <meta:user-defined meta:name="AppVersion">12.0000</meta:user-defined>
    <meta:user-defined meta:name="Company">Microsoft</meta:user-defined>
  </office:meta>
</office:document-meta>
</file>